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376cm" svg:x="14.6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???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3">Introdução aos Sistemas reativos</text:span></text:p>
              </text:list-item>
              <text:list-item>
                <text:p xml:id="id2" text:id="id2"><text:span text:style-name="T3">Modelos de concorrência</text:span></text:p>
              </text:list-item>
              <text:list-item>
                <text:p><text:span text:style-name="T3">Linguagens, técnicas e ferramentas</text:span></text:p>
              </text:list-item>
              <text:list-item>
                <text:p xml:id="id3" text:id="id3"><text:span text:style-name="T3">Aplicações (e.g., jogos, arduino, redes de sensores)</text:span></text:p>
              </text:list-item>
              <text:list-item>
                <text:p><text:span text:style-name="T3">Projeto</text:span></text:p>
              </text:list-item>
              <text:list-item>
                <text:p><text:span text:style-name="T4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3">Aulas teóricas</text:span></text:p>
              </text:list-item>
              <text:list-item>
                <text:p xml:id="id5" text:id="id5"><text:span text:style-name="T3">Aulas práticas</text:span></text:p>
              </text:list-item>
              <text:list-item>
                <text:p><text:span text:style-name="T3">Estudo de artigos e vídeos</text:span></text:p>
              </text:list-item>
              <text:list-item>
                <text:p xml:id="id6" text:id="id6"><text:span text:style-name="T3">Projeto</text:span></text:p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3">Mini tarefas</text:span></text:p>
              </text:list-item>
              <text:list-item>
                <text:p xml:id="id8" text:id="id8"><text:span text:style-name="T3">Mini projetos</text:span></text:p>
              </text:list-item>
              <text:list-item>
                <text:p><text:span text:style-name="T3">Projeto fi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9" text:id="id9"><text:span text:style-name="T3">Arduino / C</text:span></text:p>
                <text:list>
                  <text:list-item>
                    <text:p xml:id="id10" text:id="id10"><text:span text:style-name="T5">Sistemas embarcados</text:span></text:p>
                  </text:list-item>
                </text:list>
              </text:list-item>
              <text:list-item>
                <text:p><text:span text:style-name="T3">SDL / C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Löve / Lua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TinyOS / C</text:span></text:p>
                <text:list>
                  <text:list-item>
                    <text:p><text:span text:style-name="T5">Sistemas distribuídos, redes de senso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os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3">GitHub</text:span></text:p>
                <text:list>
                  <text:list-item>
                    <text:p><text:span text:style-name="T6">https://github.com/fsantanna/reativos/</text:span></text:p>
                  </text:list-item>
                </text:list>
                <text:p><text:span text:style-name="T3"/></text:p>
              </text:list-item>
              <text:list-item>
                <text:p><text:span text:style-name="T3">Lista de discussão</text:span></text:p>
                <text:list>
                  <text:list-item>
                    <text:p><text:span text:style-name="T6">https://groups.google.com/d/forum/reativos</text:span></text:p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ni Tarefa 01<text:line-break/><text:span text:style-name="T7">(até a véspera da próxima aula)</text:span>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2" text:id="id12"><text:span text:style-name="T3">Cadastrar-se na lista da turma</text:span></text:p>
                <text:list>
                  <text:list-item>
                    <text:p xml:id="id13" text:id="id13"><text:span text:style-name="T8">https://groups.google.com/d/forum/reativos</text:span></text:p>
                  </text:list-item>
                </text:list>
                <text:p><text:span text:style-name="T3"/></text:p>
              </text:list-item>
              <text:list-item>
                <text:p><text:span text:style-name="T3">Criar um conta no github (caso não tenha)</text:span></text:p>
                <text:list>
                  <text:list-item>
                    <text:p><text:span text:style-name="T9">Criar um projeto “reativos”</text:span></text:p>
                  </text:list-item>
                  <text:list-item>
                    <text:p><text:span text:style-name="T9">Mandar um e-mail para a lista com o link do seu projet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os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" text:id="id14"><text:span text:style-name="T3">GitHub</text:span></text:p>
                <text:list>
                  <text:list-item>
                    <text:p><text:span text:style-name="T6">https://github.com/fsantanna/reativos/</text:span></text:p>
                  </text:list-item>
                </text:list>
                <text:p><text:span text:style-name="T3"/></text:p>
              </text:list-item>
              <text:list-item>
                <text:p><text:span text:style-name="T3">Lista de discussão</text:span></text:p>
                <text:list>
                  <text:list-item>
                    <text:p><text:span text:style-name="T6">https://groups.google.com/d/forum/reativos</text:span></text:p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45</meta:editing-cycles>
    <meta:editing-duration>P26DT18H3M18S</meta:editing-duration>
    <meta:initial-creator>chico </meta:initial-creator>
    <dc:date>2014-07-29T17:16:25</dc:date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